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C200000E2E1889A26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819in" fo:margin-left="-0.075in" fo:margin-top="0in" fo:margin-bottom="0in" table:align="left" style:writing-mode="lr-tb"/>
    </style:style>
    <style:style style:name="Table1.A" style:family="table-column">
      <style:table-column-properties style:column-width="1.5715in"/>
    </style:style>
    <style:style style:name="Table1.B" style:family="table-column">
      <style:table-column-properties style:column-width="4.2306in"/>
    </style:style>
    <style:style style:name="Table1.C" style:family="table-column">
      <style:table-column-properties style:column-width="0.8799in"/>
    </style:style>
    <style:style style:name="Table1.1" style:family="table-row">
      <style:table-row-properties style:min-row-height="0.5903in" fo:keep-together="auto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 style:writing-mode="lr-tb"/>
    </style:style>
    <style:style style:name="Table1.C1" style:family="table-cell">
      <style:table-cell-properties style:vertical-align="middle"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C4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5" style:family="table-row">
      <style:table-row-properties fo:keep-together="auto"/>
    </style:style>
    <style:style style:name="Table1.C5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6" style:family="table-row">
      <style:table-row-properties fo:keep-together="auto"/>
    </style:style>
    <style:style style:name="Table1.C6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" style:family="table">
      <style:table-properties style:width="6.6819in" fo:margin-left="-0.075in" fo:margin-top="0in" fo:margin-bottom="0in" table:align="left" style:writing-mode="lr-tb"/>
    </style:style>
    <style:style style:name="Table2.A" style:family="table-column">
      <style:table-column-properties style:column-width="3.341in"/>
    </style:style>
    <style:style style:name="Table2.B" style:family="table-column">
      <style:table-column-properties style:column-width="3.340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A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" style:family="table">
      <style:table-properties style:width="6.6819in" fo:margin-left="-0.075in" fo:margin-top="0in" fo:margin-bottom="0in" table:align="left" style:writing-mode="lr-tb"/>
    </style:style>
    <style:style style:name="Table3.A" style:family="table-column">
      <style:table-column-properties style:column-width="5.6688in"/>
    </style:style>
    <style:style style:name="Table3.B" style:family="table-column">
      <style:table-column-properties style:column-width="0.4979in"/>
    </style:style>
    <style:style style:name="Table3.C" style:family="table-column">
      <style:table-column-properties style:column-width="0.51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C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" style:family="table">
      <style:table-properties style:width="6.6819in" fo:margin-left="-0.075in" fo:margin-top="0in" fo:margin-bottom="0in" table:align="left" style:writing-mode="lr-tb"/>
    </style:style>
    <style:style style:name="Table4.A" style:family="table-column">
      <style:table-column-properties style:column-width="2.3583in"/>
    </style:style>
    <style:style style:name="Table4.B" style:family="table-column">
      <style:table-column-properties style:column-width="4.32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" style:family="table">
      <style:table-properties style:width="6.6819in" fo:margin-left="-0.075in" fo:margin-top="0in" fo:margin-bottom="0in" table:align="left" style:writing-mode="lr-tb"/>
    </style:style>
    <style:style style:name="Table5.A" style:family="table-column">
      <style:table-column-properties style:column-width="3.4424in"/>
    </style:style>
    <style:style style:name="Table5.B" style:family="table-column">
      <style:table-column-properties style:column-width="0.7444in"/>
    </style:style>
    <style:style style:name="Table5.C" style:family="table-column">
      <style:table-column-properties style:column-width="1.0278in"/>
    </style:style>
    <style:style style:name="Table5.D" style:family="table-column">
      <style:table-column-properties style:column-width="0.7875in"/>
    </style:style>
    <style:style style:name="Table5.E" style:family="table-column">
      <style:table-column-properties style:column-width="0.679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A2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D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D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6" style:family="table">
      <style:table-properties style:width="6.6819in" fo:margin-left="-0.075in" fo:margin-top="0in" fo:margin-bottom="0in" table:align="left" style:writing-mode="lr-tb"/>
    </style:style>
    <style:style style:name="Table6.A" style:family="table-column">
      <style:table-column-properties style:column-width="1.6701in"/>
    </style:style>
    <style:style style:name="Table6.B" style:family="table-column">
      <style:table-column-properties style:column-width="1.6708in"/>
    </style:style>
    <style:style style:name="Table6.1" style:family="table-row">
      <style:table-row-properties style:min-row-height="0.2118in" fo:keep-together="auto"/>
    </style:style>
    <style:style style:name="Table6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B1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2" style:family="table-row">
      <style:table-row-properties style:min-row-height="0.2104in" fo:keep-together="auto"/>
    </style:style>
    <style:style style:name="P1" style:family="paragraph" style:parent-style-name="Tabelrubrieken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eltitel">
      <style:paragraph-properties fo:margin-top="0in" fo:margin-bottom="0in" style:contextual-spacing="false" fo:line-height="100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Opgave_20_niveau_20_1_20_vet" style:list-style-name="">
      <style:paragraph-properties fo:margin-left="0.5909in" fo:text-indent="0in" style:auto-text-indent="false"/>
    </style:style>
    <style:style style:name="P8" style:family="paragraph" style:parent-style-name="Standard" style:list-style-name="">
      <style:paragraph-properties fo:margin-left="0.5909in" fo:text-indent="0in" style:auto-text-indent="false"/>
    </style:style>
    <style:style style:name="P9" style:family="paragraph" style:parent-style-name="Standard">
      <style:paragraph-properties fo:margin-top="0in" fo:margin-bottom="0.1665in" style:contextual-spacing="false" fo:line-height="120%" fo:text-align="start" style:justify-single-word="false" fo:orphans="2" fo:widows="2" style:writing-mode="lr-tb"/>
    </style:style>
    <style:style style:name="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3" style:family="text"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4" style:family="text">
      <style:text-properties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5" style:family="text">
      <style:text-properties fo:color="#069a2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6" style:family="text">
      <style:text-properties fo:color="#c9211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7" style:family="text">
      <style:text-properties fo:font-family="'MS Gothic'" style:font-family-generic="roman" style:font-pitch="variable" fo:font-size="12pt" fo:language="nl" fo:country="NL" style:letter-kerning="true" style:font-family-asian="'MS Gothic'" style:font-family-generic-asian="system" style:font-pitch-asian="variable" style:font-size-asian="12pt" style:language-asian="en" style:country-asian="US" style:font-name-complex="Times New Roman (Hoofdtekst CS)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><text:span text:style-name="T2">Naa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table-cell table:style-name="Table1.C1" table:number-rows-spanned="2" office:value-type="string">
            <text:p text:style-name="P3" loext:marker-style-name="T3"/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2">Datu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1"/>
        </table:table-row>
        <table:table-row table:style-name="Table1.3">
          <table:table-cell table:style-name="Table1.A1" office:value-type="string">
            <text:p text:style-name="P1" loext:marker-style-name="T1"><text:span text:style-name="T2">Leerkracht</text:span><text:span text:style-name="T1"/></text:p>
          </table:table-cell>
          <table:table-cell table:style-name="Table1.A1" office:value-type="string">
            <text:p text:style-name="P4" loext:marker-style-name="T1"><text:span text:style-name="T2">H. Maes</text:span><text:span text:style-name="T1"/></text:p>
          </table:table-cell>
          <table:table-cell table:style-name="Table1.C1" table:number-rows-spanned="4" office:value-type="string">
            <text:p text:style-name="P5" loext:marker-style-name="T3"><text:span text:style-name="T4">/???</text:span><text:span text:style-name="T3"/></text:p>
          </table:table-cell>
        </table:table-row>
        <table:table-row table:style-name="Table1.4">
          <table:table-cell table:style-name="Table1.A1" office:value-type="string">
            <text:p text:style-name="P1" loext:marker-style-name="T1"><text:span text:style-name="T2">Vak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4"/>
        </table:table-row>
        <table:table-row table:style-name="Table1.5">
          <table:table-cell table:style-name="Table1.A1" office:value-type="string">
            <text:p text:style-name="P1" loext:marker-style-name="T1"><text:span text:style-name="T2">Klas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5"/>
        </table:table-row>
        <table:table-row table:style-name="Table1.6">
          <table:table-cell table:style-name="Table1.A1" office:value-type="string">
            <text:p text:style-name="P1" loext:marker-style-name="T1"><text:span text:style-name="T2">Hulpmiddelen</text:span><text:span text:style-name="T1"/></text:p>
          </table:table-cell>
          <table:table-cell table:style-name="Table1.A1" office:value-type="string">
            <text:p text:style-name="P4" loext:marker-style-name="T1"><text:span text:style-name="T5">Cursus en internet mogen gebruikt worden.</text:span><text:span text:style-name="T2"><text:line-break/></text:span><text:span text:style-name="T6">Communiceren met elkaar of een chatbot mag niet.</text:span></text:p>
          </table:table-cell>
          <table:covered-table-cell table:style-name="Table1.C6"/>
        </table:table-row>
      </table:table>
      <text:p text:style-name="Titel_20_toets">Titel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 loext:marker-style-name="T1"><text:span text:style-name="T2">Zelfevaluatie</text:span><text:span text:style-name="T1"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 loext:marker-style-name="T1"><text:span text:style-name="T2">vb.: Wat vond je van deze toets?</text:span><text:span text:style-name="T1"/></text:p>
          </table:table-cell>
          <table:table-cell table:style-name="Table2.B2" office:value-type="string">
            <text:p text:style-name="P4" loext:marker-style-name="T1"><loext:content-control loext:checkbox="true" loext:checked-state="☒" loext:unchecked-state="☐" loext:id="837267349"><text:span text:style-name="T7">☐</text:span></loext:content-control><text:span text:style-name="T2"> </text:span><text:span text:style-name="T2">Alle vragen waren duidelijk.</text:span></text:p>
            <text:p text:style-name="P4" loext:marker-style-name="T1"><loext:content-control loext:checkbox="true" loext:checked-state="☒" loext:unchecked-state="☐" loext:id="-1053146155"><text:span text:style-name="T7">☐</text:span></loext:content-control><text:span text:style-name="T2"> </text:span><text:span text:style-name="T2">Ik begreep de leerstof volledig en kon de vragen beantwoorden.</text:span></text:p>
          </table:table-cell>
        </table:table-row>
        <table:table-row table:style-name="Table2.1">
          <table:table-cell table:style-name="Table2.A3" office:value-type="string">
            <text:p text:style-name="P4" loext:marker-style-name="T1"><text:span text:style-name="T2">vb.: Hoe heb jij deze toets voorbereid?</text:span><text:span text:style-name="T1"/></text:p>
          </table:table-cell>
          <table:table-cell table:style-name="Table2.B3" office:value-type="string">
            <text:p text:style-name="P4" loext:marker-style-name="T1"><loext:content-control loext:checkbox="true" loext:checked-state="☒" loext:unchecked-state="☐" loext:id="992524317"><text:span text:style-name="T7">☐</text:span></loext:content-control><text:span text:style-name="T2"> </text:span><text:span text:style-name="T2">Niet voorbereid.</text:span></text:p>
            <text:p text:style-name="P4" loext:marker-style-name="T1"><loext:content-control loext:checkbox="true" loext:checked-state="☒" loext:unchecked-state="☐" loext:id="98924891"><text:span text:style-name="T7">☐</text:span></loext:content-control><text:span text:style-name="T2"> </text:span><text:span text:style-name="T2">Een beetje voorbereid.</text:span></text:p>
            <text:p text:style-name="P4" loext:marker-style-name="T1"><loext:content-control loext:checkbox="true" loext:checked-state="☒" loext:unchecked-state="☐" loext:id="1120805857"><text:span text:style-name="T7">☐</text:span></loext:content-control><text:span text:style-name="T2"> </text:span><text:span text:style-name="T2">Goed voorbereid.</text:span></text:p>
            <text:p text:style-name="P4" loext:marker-style-name="T1"><loext:content-control loext:checkbox="true" loext:checked-state="☒" loext:unchecked-state="☐" loext:id="1400248768"><text:span text:style-name="T7">☐</text:span></loext:content-control><text:span text:style-name="T2"> </text:span><text:span text:style-name="T2">Heel goed voorbereid.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 loext:marker-style-name="T1"><text:span text:style-name="T2">Leerplandoelstellingen</text:span><text:span text:style-name="T1"/></text:p>
          </table:table-cell>
          <table:table-cell table:style-name="Table3.A1" office:value-type="string">
            <text:p text:style-name="P6" loext:marker-style-name="T1"><text:span text:style-name="T2">LLG</text:span><text:span text:style-name="T1"/></text:p>
          </table:table-cell>
          <table:table-cell table:style-name="Table3.A1" office:value-type="string">
            <text:p text:style-name="P6" loext:marker-style-name="T1"><text:span text:style-name="T2">LKR</text:span><text:span text:style-name="T1"/></text:p>
          </table:table-cell>
        </table:table-row>
        <table:table-row table:style-name="Table3.1">
          <table:table-cell table:style-name="Table3.A2" office:value-type="string">
            <text:p text:style-name="P4" loext:marker-style-name="T1"><text:span text:style-name="T2">vb.: Ik kan het begrip logistiek omschrijven.</text:span><text:span text:style-name="T1"/></text:p>
          </table:table-cell>
          <table:table-cell table:style-name="Table3.B2" office:value-type="string">
            <text:p text:style-name="P2" loext:marker-style-name="T1"/>
          </table:table-cell>
          <table:table-cell table:style-name="Table3.C2" office:value-type="string">
            <text:p text:style-name="P2" loext:marker-style-name="T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" loext:marker-style-name="T1"><text:span text:style-name="T2">Eindtermen</text:span><text:span text:style-name="T1"/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" loext:marker-style-name="T1"><text:span text:style-name="T2">Nummers</text:span><text:span text:style-name="T1"/></text:p>
          </table:table-cell>
          <table:table-cell table:style-name="Table4.B2" office:value-type="string">
            <text:p text:style-name="P2" loext:marker-style-name="T1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5.A1" office:value-type="string">
            <text:p text:style-name="P6" loext:marker-style-name="T1"><text:span text:style-name="T2">V</text:span><text:span text:style-name="T1"/></text:p>
          </table:table-cell>
          <table:table-cell table:style-name="Table5.A1" office:value-type="string">
            <text:p text:style-name="P6" loext:marker-style-name="T1"><text:span text:style-name="T2">B</text:span><text:span text:style-name="T1"/></text:p>
          </table:table-cell>
          <table:table-cell table:style-name="Table5.A1" office:value-type="string">
            <text:p text:style-name="P6" loext:marker-style-name="T1"><text:span text:style-name="T2">G</text:span><text:span text:style-name="T1"/></text:p>
          </table:table-cell>
          <table:table-cell table:style-name="Table5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1611548722"><text:span text:style-name="T7">☐</text:span></loext:content-control><text:span text:style-name="T2"> </text:span><text:span text:style-name="T2">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-115910403"><text:span text:style-name="T7">☐</text:span></loext:content-control><text:span text:style-name="T2"> </text:span><text:span text:style-name="T2">Toont soms bereidheid tot.</text:span></text:p>
          </table:table-cell>
          <table:table-cell table:style-name="Table5.D2" office:value-type="string">
            <text:p text:style-name="P4" loext:marker-style-name="T1"><loext:content-control loext:checkbox="true" loext:checked-state="☒" loext:unchecked-state="☐" loext:id="-503512503"><text:span text:style-name="T7">☐</text:span></loext:content-control><text:span text:style-name="T2"> </text:span><text:span text:style-name="T2">Meestal bereid tot.</text:span></text:p>
          </table:table-cell>
          <table:table-cell table:style-name="Table5.E2" office:value-type="string">
            <text:p text:style-name="P4" loext:marker-style-name="T1"><loext:content-control loext:checkbox="true" loext:checked-state="☒" loext:unchecked-state="☐" loext:id="823628930"><text:span text:style-name="T7">☐</text:span></loext:content-control><text:span text:style-name="T2"> </text:span><text:span text:style-name="T2">Altijd bereid tot.</text:span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775376766"><text:span text:style-name="T7">☐</text:span></loext:content-control><text:span text:style-name="T2"> </text:span><text:span text:style-name="T2">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2133514797"><text:span text:style-name="T7">☐</text:span></loext:content-control><text:span text:style-name="T2"> </text:span><text:span text:style-name="T2">Toont soms bereidheid tot.</text:span></text:p>
          </table:table-cell>
          <table:table-cell table:style-name="Table5.D3" office:value-type="string">
            <text:p text:style-name="P4" loext:marker-style-name="T1"><loext:content-control loext:checkbox="true" loext:checked-state="☒" loext:unchecked-state="☐" loext:id="-856430863"><text:span text:style-name="T7">☐</text:span></loext:content-control><text:span text:style-name="T2"> </text:span><text:span text:style-name="T2">Meestal bereid </text:span><text:soft-page-break/><text:span text:style-name="T2">tot.</text:span></text:p>
          </table:table-cell>
          <table:table-cell table:style-name="Table5.E3" office:value-type="string">
            <text:p text:style-name="P4" loext:marker-style-name="T1"><loext:content-control loext:checkbox="true" loext:checked-state="☒" loext:unchecked-state="☐" loext:id="-219680878"><text:span text:style-name="T7">☐</text:span></loext:content-control><text:span text:style-name="T2"> </text:span><text:span text:style-name="T2">Altijd bereid tot.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425041568"><text:span text:style-name="T7">☐</text:span></loext:content-control><text:span text:style-name="T2"> </text:span><text:span text:style-name="T2">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1562452077"><text:span text:style-name="T7">☐</text:span></loext:content-control><text:span text:style-name="T2"> </text:span><text:span text:style-name="T2">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1696686816"><text:span text:style-name="T7">☐</text:span></loext:content-control><text:span text:style-name="T2"> </text:span><text:span text:style-name="T2">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543885779"><text:span text:style-name="T7">☐</text:span></loext:content-control><text:span text:style-name="T2"> </text:span><text:span text:style-name="T2">Altijd bereid tot.</text:span></text:p>
          </table:table-cell>
        </table:table-row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134883155"><text:span text:style-name="T7">☐</text:span></loext:content-control><text:span text:style-name="T2"> </text:span><text:span text:style-name="T2">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741840155"><text:span text:style-name="T7">☐</text:span></loext:content-control><text:span text:style-name="T2"> </text:span><text:span text:style-name="T2">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2063862091"><text:span text:style-name="T7">☐</text:span></loext:content-control><text:span text:style-name="T2"> </text:span><text:span text:style-name="T2">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2098746110"><text:span text:style-name="T7">☐</text:span></loext:content-control><text:span text:style-name="T2"> </text:span><text:span text:style-name="T2">Altijd bereid tot.</text:span></text:p>
          </table:table-cell>
        </table:table-row>
      </table:table>
      <text:p text:style-name="P7">Replace-with-title</text:p>
      <text:p text:style-name="P8">Replace-with-grades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style:contextual-spacing="false" fo:line-height="12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roman" style:font-pitch="variable" fo:font-size="12pt" fo:language="nl" fo:country="NL" style:letter-kerning="true" style:font-name-asian="Verdana1" style:font-family-asian="Verdana" style:font-family-generic-asian="system" style:font-pitch-asian="variable" style:font-size-asian="12pt" style:language-asian="en" style:country-asian="US" style:font-name-complex="Times New Roman (Hoofdtekst CS)" style:font-family-complex="'Times New Roman (Hoofdtekst CS)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Kop_20_1_20_Char" style:default-outline-level="1" style:list-style-name="" style:class="chapter">
      <style:paragraph-properties fo:margin-top="0.25in" fo:margin-bottom="0.25in" style:contextual-spacing="false" fo:keep-together="always" fo:keep-with-next="always"/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Kop_20_2_20_Char" style:default-outline-level="2" style:list-style-name="" style:class="chapter">
      <style:paragraph-properties fo:margin-top="0.25in" fo:margin-bottom="0.1665in" style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Kop_20_3_20_Char" style:default-outline-level="3" style:list-style-name="WWNum5" style:list-level="3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Kop_20_4_20_Char" style:default-outline-level="4" style:list-style-name="WWNum5" style:list-level="4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Kop_20_5_20_Char" style:default-outline-level="5" style:list-style-name="WWNum5" style:list-level="5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Kop_20_6_20_Char" style:default-outline-level="6" style:list-style-name="WWNum5" style:list-level="6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Kop_20_7_20_Char" style:default-outline-level="7" style:list-style-name="WWNum5" style:list-level="7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Kop_20_8_20_Char" style:default-outline-level="8" style:list-style-name="WWNum5" style:list-level="8" style:class="chapter">
      <style:paragraph-properties fo:margin-top="0.1665in" fo:margin-bottom="0.1665in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Kop_20_9_20_Char" style:default-outline-level="9" style:list-style-name="WWNum5" style:list-level="9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 style:font-style-complex="italic"/>
    </style:style>
    <style:style style:name="Standaard_20_na_20_tabel" style:display-name="Standaard na tabel" style:family="paragraph" style:parent-style-name="Standard" style:next-style-name="Standard">
      <style:paragraph-properties fo:margin-top="0.1665in" fo:margin-bottom="0.1665in" style:contextual-spacing="false"/>
    </style:style>
    <style:style style:name="Tabeltekst" style:family="paragraph" style:parent-style-name="Standard">
      <style:paragraph-properties fo:margin-top="0in" fo:margin-bottom="0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use-window-font-color="true" loext:opacity="0%">
        <loext:char-complex-color loext:theme-type="dark1" loext:color-type="theme"/>
      </style:text-properties>
    </style:style>
    <style:style style:name="Tabeltitel" style:family="paragraph" style:parent-style-name="Tabeltekst">
      <style:paragraph-properties fo:text-align="center" style:justify-single-word="false"/>
      <style:text-properties fo:font-weight="bold" style:font-weight-asian="bold"/>
    </style:style>
    <style:style style:name="Lege_20_alinea_20_bladeinde" style:display-name="Lege alinea bladeinde" style:family="paragraph" style:parent-style-name="Standard">
      <style:paragraph-properties fo:margin-top="0in" fo:margin-bottom="0in" style:contextual-spacing="false"/>
      <style:text-properties fo:font-size="1pt" style:font-size-asian="1pt"/>
    </style:style>
    <style:style style:name="Kop_20_niveau_20_1" style:display-name="Kop niveau 1" style:family="paragraph" style:parent-style-name="Heading_20_1" style:next-style-name="Standard" style:list-style-name="WWNum1" style:list-level="1"/>
    <style:style style:name="Kop_20_niveau_20_2" style:display-name="Kop niveau 2" style:family="paragraph" style:parent-style-name="Heading_20_2" style:next-style-name="Standard" style:list-style-name="WWNum1" style:list-level="2"/>
    <style:style style:name="Kop_20_niveau_20_3" style:display-name="Kop niveau 3" style:family="paragraph" style:parent-style-name="Heading_20_3" style:next-style-name="Standard" style:list-style-name="WWNum1" style:list-level="3"/>
    <style:style style:name="Contents_20_1" style:display-name="Contents 1" style:family="paragraph" style:parent-style-name="Standard" style:next-style-name="Standard" style:auto-update="true" style:class="index">
      <style:paragraph-properties fo:margin-left="0.6693in" fo:margin-top="0.1665in" fo:margin-bottom="0.166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fo:font-weight="bold" style:letter-kerning="false" style:font-weight-asian="bold" style:font-name-complex="F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6693in" fo:margin-top="0.0835in" fo:margin-bottom="0.083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6693in" fo:margin-top="0in" fo:margin-bottom="0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List_20_1" style:display-name="List 1" style:family="paragraph" style:parent-style-name="Standard" style:list-style-name="WWNum2" style:list-level="1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List_20_2" style:display-name="List 2" style:family="paragraph" style:parent-style-name="Standard" style:list-style-name="WWNum2" style:list-level="2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List_20_3" style:display-name="List 3" style:family="paragraph" style:parent-style-name="Standard" style:list-style-name="WWNum2" style:list-level="3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 fo:margin-top="0in" fo:margin-bottom="0in" style:contextual-spacing="false"/>
    </style:style>
    <style:style style:name="Footer" style:family="paragraph" style:parent-style-name="Standard" loext:linked-style-name="Voettekst_20_Char" style:class="extra">
      <style:paragraph-properties fo:margin-top="0in" fo:margin-bottom="0in" style:contextual-spacing="false" fo:line-height="150%" fo:text-align="center" style:justify-single-word="false"/>
    </style:style>
    <style:style style:name="Tabelrubrieken" style:family="paragraph" style:parent-style-name="Tabeltekst">
      <style:paragraph-properties fo:line-height="100%"/>
      <style:text-properties fo:font-weight="bold" style:font-weight-asian="bold"/>
    </style:style>
    <style:style style:name="Punten" style:family="paragraph" style:parent-style-name="Tabeltekst">
      <style:paragraph-properties fo:line-height="100%" fo:text-align="center" style:justify-single-word="false"/>
      <style:text-properties fo:font-size="16pt" fo:font-weight="bold" style:font-size-asian="16pt" style:font-weight-asian="bold"/>
    </style:style>
    <style:style style:name="Titel_20_toets" style:display-name="Titel toets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/>
    </style:style>
    <style:style style:name="Opgave_20_niveau_20_1_20_vet" style:display-name="Opgave niveau 1 vet" style:family="paragraph" style:parent-style-name="Standard" style:next-style-name="Standard" style:list-style-name="WWNum3" style:list-level="1">
      <style:paragraph-properties fo:margin-top="0.25in" fo:margin-bottom="0.25in" style:contextual-spacing="false"/>
      <style:text-properties fo:font-weight="bold" style:letter-kerning="false" style:font-name-asian="Times New Roman" style:font-family-asian="'Times New Roman'" style:font-family-generic-asian="system" style:font-pitch-asian="variable" style:language-asian="nl" style:country-asian="NL" style:font-weight-asian="bold" style:font-name-complex="Times New Roman" style:font-family-complex="'Times New Roman'" style:font-family-generic-complex="system" style:font-pitch-complex="variable"/>
    </style:style>
    <style:style style:name="Opgave_20_niveau_20_2_20_vet" style:display-name="Opgave niveau 2 vet" style:family="paragraph" style:parent-style-name="Standard" style:next-style-name="Standard" style:list-style-name="WWNum3" style:list-level="2">
      <style:paragraph-properties fo:margin-top="0.25in" fo:margin-bottom="0.1665in" style:contextual-spacing="false"/>
      <style:text-properties fo:font-weight="bold" style:letter-kerning="false" style:font-weight-asian="bold" style:font-name-complex="F" style:font-family-generic-complex="system" style:font-pitch-complex="variable"/>
    </style:style>
    <style:style style:name="Invul" style:family="paragraph" style:parent-style-name="Standard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Invul_20_opsomming" style:display-name="Invul opsomming" style:family="paragraph" style:parent-style-name="Standard" style:list-style-name="WWNum4" style:list-level="1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Opgave_20_niveau_20_1" style:display-name="Opgave niveau 1" style:family="paragraph" style:parent-style-name="Standard" style:next-style-name="Standard" style:list-style-name="WWNum5" style:list-level="1">
      <style:paragraph-properties fo:margin-top="0.25in" fo:margin-bottom="0.25in" style:contextual-spacing="false"/>
      <style:text-properties style:letter-kerning="false" style:font-name-complex="F" style:font-family-generic-complex="system" style:font-pitch-complex="variable"/>
    </style:style>
    <style:style style:name="OpgNrNiv2" style:family="paragraph" style:parent-style-name="Standard" style:next-style-name="Standard" style:list-style-name="WWNum5" style:list-level="2">
      <style:paragraph-properties fo:margin-top="0.25in" fo:margin-bottom="0.1665in" style:contextual-spacing="false"/>
      <style:text-properties style:letter-kerning="false" style:font-name-complex="F" style:font-family-generic-complex="system" style:font-pitch-complex="variable"/>
    </style:style>
    <style:style style:name="InvulOpsom" style:family="paragraph" style:parent-style-name="Standard">
      <style:paragraph-properties fo:margin-left="0.1972in" fo:line-height="200%" fo:text-indent="-0.1972in" style:auto-text-indent="false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 loext:linked-style-name="Heading_20_1"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Kop_20_2_20_Char" style:display-name="Kop 2 Char" style:family="text" style:parent-style-name="Default_20_Paragraph_20_Font" loext:linked-style-name="Heading_20_2"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Kop_20_3_20_Char" style:display-name="Kop 3 Char" style:family="text" style:parent-style-name="Default_20_Paragraph_20_Font" loext:linked-style-name="Heading_20_3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4_20_Char" style:display-name="Kop 4 Char" style:family="text" style:parent-style-name="Default_20_Paragraph_20_Font" loext:linked-style-name="Heading_20_4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Kop_20_5_20_Char" style:display-name="Kop 5 Char" style:family="text" style:parent-style-name="Default_20_Paragraph_20_Font" loext:linked-style-name="Heading_20_5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6_20_Char" style:display-name="Kop 6 Char" style:family="text" style:parent-style-name="Default_20_Paragraph_20_Font" loext:linked-style-name="Heading_20_6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7_20_Char" style:display-name="Kop 7 Char" style:family="text" style:parent-style-name="Default_20_Paragraph_20_Font" loext:linked-style-name="Heading_20_7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Kop_20_8_20_Char" style:display-name="Kop 8 Char" style:family="text" style:parent-style-name="Default_20_Paragraph_20_Font" loext:linked-style-name="Heading_20_8">
      <style:text-properties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Kop_20_9_20_Char" style:display-name="Kop 9 Char" style:family="text" style:parent-style-name="Default_20_Paragraph_20_Font" loext:linked-style-name="Heading_20_9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 style:font-style-complex="italic"/>
    </style:style>
    <style:style style:name="Koptekst_20_Char" style:display-name="Koptekst Char" style:family="text" style:parent-style-name="Default_20_Paragraph_20_Font" loext:linked-style-name="Header"/>
    <style:style style:name="Voettekst_20_Char" style:display-name="Voettekst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" style:display-name="Huidige lijst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2" style:display-name="Huidige lijst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3" style:display-name="Huidige lijst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4" style:display-name="Huidige lijst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5" style:display-name="Huidige lijst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6" style:display-name="Huidige lijst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7" style:display-name="Huidige lijst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8" style:display-name="Huidige lijst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9" style:display-name="Huidige lijst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0" style:display-name="Huidige lijst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1" style:display-name="Huidige lijst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2" style:display-name="Huidige lijst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3" text:style-name="ListLabel_20_12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BA ZP">
      <loext:theme-colors loext:name="School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6bc25"/>
        <loext:color loext:name="accent2" loext:color="#e63323"/>
        <loext:color loext:name="accent3" loext:color="#86bc25"/>
        <loext:color loext:name="accent4" loext:color="#e63323"/>
        <loext:color loext:name="accent5" loext:color="#86bc25"/>
        <loext:color loext:name="accent6" loext:color="#e63323"/>
        <loext:color loext:name="hyperlink" loext:color="#0563c1"/>
        <loext:color loext:name="followed-hyperlink" loext:color="#954f72"/>
      </loext:theme-colors>
    </loext:theme>
  </office:styles>
  <office:automatic-styles>
    <style:style style:name="Table7" style:family="table">
      <style:table-properties style:width="6.6819in" fo:margin-left="-0.075in" fo:margin-top="0in" fo:margin-bottom="0in" table:align="left" style:writing-mode="lr-tb"/>
    </style:style>
    <style:style style:name="Table7.A" style:family="table-column">
      <style:table-column-properties style:column-width="6.681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Table8" style:family="table">
      <style:table-properties style:width="6.6819in" fo:margin-left="-0.075in" fo:margin-top="0in" fo:margin-bottom="0in" table:align="left" style:writing-mode="lr-tb"/>
    </style:style>
    <style:style style:name="Table8.A" style:family="table-column">
      <style:table-column-properties style:column-width="6.681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Footer">
      <style:text-properties fo:font-size="1pt" style:font-size-asian="1pt" style:font-size-complex="1pt"/>
    </style:style>
    <style:style style:name="M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3" style:family="text">
      <style:text-properties fo:font-size="1pt" style:font-size-asian="1pt" style:font-size-complex="1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4925in" fo:margin-bottom="0.2756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5118in" fo:margin-left="0in" fo:margin-right="0in" fo:margin-top="0.4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><draw:frame draw:style-name="Mfr1" draw:name="Afbeelding 1" text:anchor-type="char" svg:x="0.1972in" svg:y="0.1972in" svg:width="7.8898in" svg:height="11.4807in" draw:z-index="0"><draw:image xlink:href="Pictures/10000000000009C200000E2E1889A266.jpg" xlink:type="simple" xlink:show="embed" xlink:actuate="onLoad" draw:mime-type="image/jpeg"/><svg:desc>Afbeelding met tekst, schermopname, ontwerp

Automatisch gegenereerde beschrijving</svg:desc></draw:frame></text:p>
      </style:header-first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MP1" loext:marker-style-name="MT1"><text:span text:style-name="MT2">Pagina </text:span><text:span text:style-name="MT2"><text:page-number text:select-page="current">2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>
      <style:footer-first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MP1" loext:marker-style-name="MT1"><text:span text:style-name="MT2">Pagina </text:span><text:span text:style-name="MT2"><text:page-number text:select-page="current">1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9T06:31:00</meta:creation-date>
    <meta:initial-creator>An Van Poyer</meta:initial-creator>
    <dc:language>en-US</dc:language>
    <dc:date>2025-07-08T13:13:58</dc:date>
    <meta:editing-cycles>6</meta:editing-cycles>
    <meta:editing-duration>PT5M</meta:editing-duration>
    <meta:generator>LibreOffice/25.2.2.2$Linux_X86_64 LibreOffice_project/520$Build-2</meta:generator>
    <meta:document-statistic meta:table-count="8" meta:image-count="1" meta:object-count="0" meta:page-count="2" meta:paragraph-count="60" meta:word-count="177" meta:character-count="1005" meta:non-whitespace-character-count="866"/>
    <meta:user-defined meta:name="AppVersion">15.0000</meta:user-defined>
    <meta:template xlink:type="simple" xlink:actuate="onRequest" xlink:title="Taak-toets" xlink:href=""/>
  </office:meta>
</office:document-meta>
</file>